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The Title</text:p>
          </draw:text-box>
        </draw:frame>
        <draw:frame presentation:style-name="pr2" draw:layer="layout" svg:width="25.199cm" svg:height="12.179cm" svg:x="1.4cm" svg:y="4.914cm" presentation:class="subtitle">
          <draw:text-box>
            <text:p>find me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lide two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Click</text:p>
              </text:list-item>
              <text:list-item>
                <text:p>To</text:p>
              </text:list-item>
              <text:list-item>
                <text:p>Add</text:p>
              </text:list-item>
              <text:list-item>
                <text:p>Tex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roid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18T11:36:57.330711611</meta:creation-date>
    <dc:date>2017-05-18T11:39:27.739524358</dc:date>
    <meta:editing-duration>PT2M30S</meta:editing-duration>
    <meta:editing-cycles>1</meta:editing-cycles>
    <meta:document-statistic meta:object-count="29"/>
    <meta:generator>LibreOffice/4.3.3.2$Linux_X86_64 LibreOffice_project/430m0$Build-2</meta:generator>
  </office:meta>
</office:document-meta>
</file>